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6" style:parent-style-name="Hyperlink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1" style:parent-style-name="Hyperlink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  <text:p text:style-name="P44">6.1 – Logical Effort Part 1</text:p>
      <text:p text:style-name="P45"><text:a xlink:href="https://iu.zoom.us/rec/share/IB0cyZD_eISgemVTiFcyU12VHnYR-nnvtp9ufdfrSWPA2uJRqo_G2Z5NIcCkVlR9.C4kofYzOqIlKnWWL" office:target-frame-name="_top" xlink:show="replace"><text:span text:style-name="T46">https://iu.zoom.us/rec/share/IB0cyZD_eISgemVTiFcyU12VHnYR-nnvtp9ufdfrSWPA2uJRqo_G2Z5NIcCkVlR9.C4kofYzOqIlKnWWL</text:span></text:a><text:span text:style-name="T47"><text:s/></text:span></text:p>
      <text:p text:style-name="P48"/>
      <text:p text:style-name="P49">6.2 – Logical Effort Part 2</text:p>
      <text:p text:style-name="P50"><text:a xlink:href="https://iu.zoom.us/rec/share/3GW27LneiHNfTu4meorvl4ZkINGOM493rWDRJw5Tc2lGb7ikOhb-Y3GSUW2vEk-n.Kp6h406uHpjtf0FM" office:target-frame-name="_top" xlink:show="replace"><text:span text:style-name="T51">https://iu.zoom.us/rec/share/3GW27LneiHNfTu4meorvl4ZkINGOM493rWDRJw5Tc2lGb7ikOhb-Y3GSUW2vEk-n.Kp6h406uHpjtf0FM</text:span></text:a><text:span text:style-name="T52"><text:s/>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2-15T18:11:00Z</meta:creation-date>
    <dc:date>2024-02-15T18:11:00Z</dc:date>
    <meta:template xlink:href="Normal.dotm" xlink:type="simple"/>
    <meta:editing-cycles>2</meta:editing-cycles>
    <meta:editing-duration>PT0S</meta:editing-duration>
    <meta:document-statistic meta:page-count="1" meta:paragraph-count="5" meta:word-count="431" meta:character-count="2886" meta:row-count="20" meta:non-whitespace-character-count="2460"/>
  </office:meta>
</office:document-meta>
</file>